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ttributes" style:family="table">
      <style:table-properties style:width="6.6931in" table:align="margins"/>
    </style:style>
    <style:style style:name="Attributes.A" style:family="table-column">
      <style:table-column-properties style:column-width="1.6736in" style:rel-column-width="16383*"/>
    </style:style>
    <style:style style:name="Attributes.A1" style:family="table-cell" style:data-style-name="N20100">
      <style:table-cell-properties style:vertical-align="" fo:background-color="#e6e6ff" fo:padding="0in" fo:border="none" style:writing-mode="page">
        <style:background-image/>
      </style:table-cell-properties>
    </style:style>
    <style:style style:name="Attributes.D1" style:family="table-cell" style:data-style-name="N20100">
      <style:table-cell-properties style:vertical-align="" fo:background-color="#e6e6ff" fo:padding="0in" fo:border-left="0.05pt solid #800000" fo:border-right="none" fo:border-top="none" fo:border-bottom="none" style:writing-mode="page">
        <style:background-image/>
      </style:table-cell-properties>
    </style:style>
    <style:style style:name="Attributes.2" style:family="table-row">
      <style:table-row-properties style:min-row-height="0.2458in"/>
    </style:style>
    <style:style style:name="Attributes.A2" style:family="table-cell" style:data-style-name="N20100">
      <style:table-cell-properties style:vertical-align="" fo:background-color="#e6e6ff" fo:padding="0in" fo:border-left="none" fo:border-right="none" fo:border-top="0.05pt solid #800000" fo:border-bottom="none" style:writing-mode="page">
        <style:background-image/>
      </style:table-cell-properties>
    </style:style>
    <style:style style:name="Attributes.B2" style:family="table-cell">
      <style:table-cell-properties style:vertical-align="" fo:background-color="#ffffff" fo:padding="0in" fo:border-left="none" fo:border-right="none" fo:border-top="0.05pt solid #800000" fo:border-bottom="none" style:writing-mode="page">
        <style:background-image/>
      </style:table-cell-properties>
    </style:style>
    <style:style style:name="Attributes.C2" style:family="table-cell">
      <style:table-cell-properties style:vertical-align="" fo:background-color="#ffffff" fo:padding="0in" fo:border-left="none" fo:border-right="none" fo:border-top="0.05pt solid #800000" fo:border-bottom="none" style:writing-mode="page">
        <style:background-image/>
      </style:table-cell-properties>
    </style:style>
    <style:style style:name="Attributes.D2" style:family="table-cell">
      <style:table-cell-properties style:vertical-align="" fo:background-color="#ffffff" fo:padding="0in" fo:border-left="0.05pt solid #800000" fo:border-right="none" fo:border-top="0.05pt solid #800000" fo:border-bottom="none" style:writing-mode="page">
        <style:background-image/>
      </style:table-cell-properties>
    </style:style>
    <style:style style:name="Attributes.B3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C3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D3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Attributes.B4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C4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D4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Attributes.B5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C5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D5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Attributes.B6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C6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D6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Attributes.B7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C7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D7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Attributes.B8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C8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D8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Attributes.B9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C9" style:family="table-cell">
      <style:table-cell-properties style:vertical-align="" fo:background-color="#ffffff" fo:padding="0in" fo:border="none" style:writing-mode="page">
        <style:background-image/>
      </style:table-cell-properties>
    </style:style>
    <style:style style:name="Attributes.D9" style:family="table-cell">
      <style:table-cell-properties style:vertical-align="" fo:background-color="#ffffff" fo:padding="0in" fo:border-left="0.05pt solid #800000" fo:border-right="none" fo:border-top="none" fo:border-bottom="none" style:writing-mode="page">
        <style:background-image/>
      </style:table-cell-properties>
    </style:style>
    <style:style style:name="P1" style:family="paragraph" style:parent-style-name="Standard">
      <style:text-properties style:font-name="DejaVu Sans Mono" officeooo:rsid="001001af" officeooo:paragraph-rsid="001001af"/>
    </style:style>
    <style:style style:name="P2" style:family="paragraph" style:parent-style-name="Standard">
      <style:text-properties style:font-name="DejaVu Sans Mono" officeooo:rsid="00141982" officeooo:paragraph-rsid="00141982"/>
    </style:style>
    <style:style style:name="P3" style:family="paragraph" style:parent-style-name="Standard">
      <style:text-properties style:font-name="DejaVu Sans Mono" officeooo:rsid="00141982" officeooo:paragraph-rsid="002896e6"/>
    </style:style>
    <style:style style:name="P4" style:family="paragraph" style:parent-style-name="Standard">
      <style:text-properties style:font-name="DejaVu Sans Mono" officeooo:rsid="0026c681" officeooo:paragraph-rsid="0026c681"/>
    </style:style>
    <style:style style:name="P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005ee" officeooo:paragraph-rsid="001005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005ee" officeooo:paragraph-rsid="001005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32309" officeooo:paragraph-rsid="001323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41982" officeooo:paragraph-rsid="001419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005ee" officeooo:paragraph-rsid="00100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dd23" officeooo:paragraph-rsid="0011dd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32309" officeooo:paragraph-rsid="001323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41982" officeooo:paragraph-rsid="001323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41982" officeooo:paragraph-rsid="001419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32309"/>
    </style:style>
    <style:style style:name="T2" style:family="text">
      <style:text-properties officeooo:rsid="0015ec0b"/>
    </style:style>
    <style:style style:name="T3" style:family="text">
      <style:text-properties officeooo:rsid="00191631"/>
    </style:style>
    <style:style style:name="T4" style:family="text">
      <style:text-properties officeooo:rsid="001adf0e"/>
    </style:style>
    <style:style style:name="T5" style:family="text">
      <style:text-properties officeooo:rsid="001d6ce4"/>
    </style:style>
    <style:style style:name="T6" style:family="text">
      <style:text-properties officeooo:rsid="001f0950"/>
    </style:style>
    <style:style style:name="T7" style:family="text">
      <style:text-properties officeooo:rsid="00201134"/>
    </style:style>
    <style:style style:name="T8" style:family="text">
      <style:text-properties officeooo:rsid="0022569a"/>
    </style:style>
    <style:style style:name="T9" style:family="text">
      <style:text-properties officeooo:rsid="00231d99"/>
    </style:style>
    <style:style style:name="T10" style:family="text">
      <style:text-properties officeooo:rsid="002896e6"/>
    </style:style>
    <number:text-style style:name="N20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of Attributes</text:p>
      <text:p text:style-name="P1"><text:tab/></text:p>
      <table:table table:name="Attributes" table:style-name="Attributes">
        <table:table-column table:style-name="Attributes.A" table:number-columns-repeated="4"/>
        <table:table-header-rows>
          <table:table-row>
            <table:table-cell table:style-name="Attributes.A1" office:value-type="float" office:value="0">
              <text:p text:style-name="P5">Attribute</text:p>
            </table:table-cell>
            <table:table-cell table:style-name="Attributes.A1" office:value-type="float" office:value="0">
              <text:p text:style-name="P5">Type</text:p>
            </table:table-cell>
            <table:table-cell table:style-name="Attributes.A1" office:value-type="float" office:value="0">
              <text:p text:style-name="P5">Terminals</text:p>
            </table:table-cell>
            <table:table-cell table:style-name="Attributes.D1" office:value-type="float" office:value="0">
              <text:p text:style-name="P5">Nonterminals</text:p>
            </table:table-cell>
          </table:table-row>
        </table:table-header-rows>
        <table:table-row table:style-name="Attributes.2">
          <table:table-cell table:style-name="Attributes.A2" office:value-type="float" office:value="0">
            <text:p text:style-name="P6">expAttr</text:p>
          </table:table-cell>
          <table:table-cell table:style-name="Attributes.B2" office:value-type="string">
            <text:p text:style-name="P9"><text:span text:style-name="T1">s</text:span>truct expAttributes</text:p>
          </table:table-cell>
          <table:table-cell table:style-name="Attributes.C2" office:value-type="string">
            <text:p text:style-name="P9">NA</text:p>
          </table:table-cell>
          <table:table-cell table:style-name="Attributes.D2" office:value-type="string">
            <text:p text:style-name="P9">primary_expression</text:p>
            <text:p text:style-name="P9">expression</text:p>
            <text:p text:style-name="P9">postfix_expression</text:p>
            <text:p text:style-name="P9">constant_expression</text:p>
            <text:p text:style-name="P9">statement</text:p>
            <text:p text:style-name="P9">compound_statement</text:p>
            <text:p text:style-name="P9">selection_statement</text:p>
            <text:p text:style-name="P9">iteration_statement</text:p>
            <text:p text:style-name="P9">jump_statement</text:p>
            <text:p text:style-name="P9">block_item_list</text:p>
            <text:p text:style-name="P9">block_item</text:p>
            <text:p text:style-name="P9">expression_statement</text:p>
            <text:p text:style-name="P9">unary_expression</text:p>
            <text:p text:style-name="P9">cast_expression</text:p>
            <text:p text:style-name="P9">multiplicative_express</text:p>
            <text:p text:style-name="P9">additive_expression</text:p>
            <text:p text:style-name="P9">shift_expression</text:p>
            <text:p text:style-name="P9">relational_expression</text:p>
            <text:p text:style-name="P9">equality_expression</text:p>
            <text:p text:style-name="P9">primary_expression</text:p>
            <text:p text:style-name="P9">expression</text:p>
            <text:p text:style-name="P9">postfix_expression</text:p>
            <text:p text:style-name="P9">constant_expression</text:p>
            <text:p text:style-name="P9">statement</text:p>
            <text:p text:style-name="P9">compound_statement</text:p>
            <text:p text:style-name="P9">selection_statement</text:p>
            <text:p text:style-name="P9">iteration_statement</text:p>
            <text:p text:style-name="P9">jump_statement</text:p>
            <text:p text:style-name="P9">block_item_list</text:p>
            <text:p text:style-name="P9">block_item</text:p>
            <text:p text:style-name="P9">expression_statement</text:p>
            <text:p text:style-name="P9">unary_expression</text:p>
            <text:p text:style-name="P9">cast_expression</text:p>
            <text:p text:style-name="P9">multiplicative_express</text:p>
            <text:p text:style-name="P9">additive_expression</text:p>
            <text:p text:style-name="P9">shift_expression</text:p>
            <text:p text:style-name="P9">relational_expression</text:p>
            <text:p text:style-name="P9">equality_expression</text:p>
          </table:table-cell>
        </table:table-row>
        <table:table-row table:style-name="Attributes.2">
          <table:table-cell table:style-name="Attributes.A1" office:value-type="float" office:value="0">
            <text:p text:style-name="P6">initAttributes</text:p>
          </table:table-cell>
          <table:table-cell table:style-name="Attributes.B3" office:value-type="string">
            <text:p text:style-name="P9"><text:span text:style-name="T1">s</text:span>truct initAttributes</text:p>
          </table:table-cell>
          <table:table-cell table:style-name="Attributes.C3" office:value-type="string">
            <text:p text:style-name="P9">NA</text:p>
          </table:table-cell>
          <table:table-cell table:style-name="Attributes.D3" office:value-type="string">
            <text:p text:style-name="P9">initializer</text:p>
          </table:table-cell>
        </table:table-row>
        <table:table-row table:style-name="Attributes.2">
          <table:table-cell table:style-name="Attributes.A1" office:value-type="float" office:value="0">
            <text:p text:style-name="P6">idAttr</text:p>
          </table:table-cell>
          <table:table-cell table:style-name="Attributes.B4" office:value-type="string">
            <text:p text:style-name="P9"><text:span text:style-name="T1">s</text:span>truct idAttributes</text:p>
          </table:table-cell>
          <table:table-cell table:style-name="Attributes.C4" office:value-type="string">
            <text:p text:style-name="P10">IDENTIFIER</text:p>
          </table:table-cell>
          <table:table-cell table:style-name="Attributes.D4" office:value-type="string">
            <text:p text:style-name="P11">NA</text:p>
          </table:table-cell>
        </table:table-row>
        <table:table-row table:style-name="Attributes.2">
          <table:table-cell table:style-name="Attributes.A1" office:value-type="float" office:value="0">
            <text:p text:style-name="P7">charval</text:p>
          </table:table-cell>
          <table:table-cell table:style-name="Attributes.B5" office:value-type="string">
            <text:p text:style-name="P11">char</text:p>
          </table:table-cell>
          <table:table-cell table:style-name="Attributes.C5" office:value-type="string">
            <text:p text:style-name="P11">CHAR_CONSTANT</text:p>
          </table:table-cell>
          <table:table-cell table:style-name="Attributes.D5" office:value-type="string">
            <text:p text:style-name="P11">NA</text:p>
          </table:table-cell>
        </table:table-row>
        <table:table-row table:style-name="Attributes.2">
          <table:table-cell table:style-name="Attributes.A1" office:value-type="float" office:value="0">
            <text:p text:style-name="P7">intval</text:p>
          </table:table-cell>
          <table:table-cell table:style-name="Attributes.B7" office:value-type="string">
            <text:p text:style-name="P11">int</text:p>
          </table:table-cell>
          <table:table-cell table:style-name="Attributes.C7" office:value-type="string">
            <text:p text:style-name="P11">INT_CONSTANT</text:p>
          </table:table-cell>
          <table:table-cell table:style-name="Attributes.D7" office:value-type="string">
            <text:p text:style-name="P12">NA</text:p>
          </table:table-cell>
        </table:table-row>
        <table:table-row table:style-name="Attributes.2">
          <table:table-cell table:style-name="Attributes.A1" office:value-type="float" office:value="0">
            <text:p text:style-name="P7">floatval</text:p>
          </table:table-cell>
          <table:table-cell table:style-name="Attributes.B7" office:value-type="string">
            <text:p text:style-name="P11">double</text:p>
          </table:table-cell>
          <table:table-cell table:style-name="Attributes.C7" office:value-type="string">
            <text:p text:style-name="P11">FLOAT_CONSTANT</text:p>
          </table:table-cell>
          <table:table-cell table:style-name="Attributes.D7" office:value-type="string">
            <text:p text:style-name="P11">NA</text:p>
          </table:table-cell>
        </table:table-row>
        <table:table-row table:style-name="Attributes.2">
          <table:table-cell table:style-name="Attributes.A1" office:value-type="float" office:value="0">
            <text:p text:style-name="P7">instr</text:p>
          </table:table-cell>
          <table:table-cell table:style-name="Attributes.B9" office:value-type="string">
            <text:p text:style-name="P11">int</text:p>
          </table:table-cell>
          <table:table-cell table:style-name="Attributes.C9" office:value-type="string">
            <text:p text:style-name="P11">NA</text:p>
          </table:table-cell>
          <table:table-cell table:style-name="Attributes.D9" office:value-type="string">
            <text:p text:style-name="P11">JUMP_AUG</text:p>
          </table:table-cell>
        </table:table-row>
        <table:table-row table:style-name="Attributes.2">
          <table:table-cell table:style-name="Attributes.A1" office:value-type="float" office:value="0">
            <text:p text:style-name="P8">params</text:p>
          </table:table-cell>
          <table:table-cell table:style-name="Attributes.B9" office:value-type="string">
            <text:p text:style-name="P13">pNode</text:p>
          </table:table-cell>
          <table:table-cell table:style-name="Attributes.C9" office:value-type="string">
            <text:p text:style-name="P13">NA</text:p>
          </table:table-cell>
          <table:table-cell table:style-name="Attributes.D9" office:value-type="string">
            <text:p text:style-name="P13">argument_expression_list</text:p>
          </table:table-cell>
        </table:table-row>
      </table:table>
      <text:p text:style-name="P1"/>
      <text:p text:style-name="P1"/>
      <text:p text:style-name="P2"><text:soft-page-break/>Associated Data Structures</text:p>
      <text:p text:style-name="P4">Explained in comments in the code</text:p>
      <text:p text:style-name="P2"/>
      <text:p text:style-name="P3">Design of Symbol Table<text:span text:style-name="T10">(also Explained in comments in the code)</text:span></text:p>
      <text:p text:style-name="P2">1. Implemented by SymbolTable class whose data members have been shown in the table above.</text:p>
      <text:p text:style-name="P2">2. Member Methods –</text:p>
      <text:p text:style-name="P2">• symbolTableRow *lookup(char *) : looks up an entry in the table</text:p>
      <text:p text:style-name="P2">and returns a pointer to the row if found, null otherwise</text:p>
      <text:p text:style-name="P2">• void insert(symbolTableRow &amp;) : Inserts a row in the</text:p>
      <text:p text:style-name="P2">symbolTable</text:p>
      <text:p text:style-name="P2">• symbolTableRow *gentemp(typeEnum) : generates a temporary</text:p>
      <text:p text:style-name="P2">• void print_<text:span text:style-name="T2">stT</text:span>able() : prints the table by printing each row</text:p>
      <text:p text:style-name="P2"/>
      <text:p text:style-name="P2">Design of Quad Array</text:p>
      <text:p text:style-name="P2">1. Implemented by QuadArray class whose data members have been shown in the</text:p>
      <text:p text:style-name="P2">table above.</text:p>
      <text:p text:style-name="P2">2. Member Methods -</text:p>
      <text:p text:style-name="P2">void emit(quadArrayRow &amp;) : spits a three Address Code</text:p>
      <text:p text:style-name="P2">void print_quadArray() : prints the quad Array</text:p>
      <text:p text:style-name="P2">void fill_dangling_goto(int,int) : fills the dangling gotos at indices</text:p>
      <text:p text:style-name="P2">specified by first parameter with the data specified by second</text:p>
      <text:p text:style-name="P2">parameter.</text:p>
      <text:p text:style-name="P2">Global Functions</text:p>
      <text:p text:style-name="P2">4. tNod<text:span text:style-name="T3">e</text:span> *new_node(type<text:span text:style-name="T4">Specifier</text:span> ,int) : cretates a new node of the tree</text:p>
      <text:p text:style-name="P2">6. l<text:span text:style-name="T5">Node</text:span> *makelist(int) : makes a list</text:p>
      <text:p text:style-name="P2">7. l<text:span text:style-name="T6">Node</text:span> *merge(list_node_Type *, list_node_Type *) : merges two lists</text:p>
      <text:p text:style-name="P2">8. void backpatch(l<text:span text:style-name="T7">Node</text:span> *, int) : backpatches list with data specified in second parameter</text:p>
      <text:p text:style-name="P2">9. int typecheck(tNod<text:span text:style-name="T8">e</text:span> *,tNode *) : Checks whether two trees</text:p>
      <text:p text:style-name="P2">are of same type</text:p>
      <text:p text:style-name="P2">11.int c<text:span text:style-name="T9">alculateW</text:span>idth(tNode *) : computes the width of a typ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23:08:42.817235836</meta:creation-date>
    <dc:date>2015-10-16T23:46:29.911165324</dc:date>
    <meta:editing-duration>PT36M33S</meta:editing-duration>
    <meta:editing-cycles>21</meta:editing-cycles>
    <meta:generator>LibreOffice/4.2.8.2$Linux_X86_64 LibreOffice_project/420m0$Build-2</meta:generator>
    <meta:document-statistic meta:table-count="1" meta:image-count="0" meta:object-count="0" meta:page-count="2" meta:paragraph-count="103" meta:word-count="297" meta:character-count="2329" meta:non-whitespace-character-count="2070"/>
  </office:meta>
</office:document-meta>
</file>